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style:vertical-align="middle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7.84930555555556cm" style:use-optimal-column-width="true"/>
    </style:style>
    <style:style style:name="co3" style:family="table-column">
      <style:table-column-properties fo:break-before="auto" style:column-width="6.15597222222222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9291666666667cm" style:use-optimal-column-width="true"/>
    </style:style>
    <style:style style:name="ro1" style:family="table-row">
      <style:table-row-properties style:row-height="39.65pt" style:use-optimal-row-height="fals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PG_alloc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table:number-columns-spanned="9" table:number-rows-spanned="1" table:style-name="ce8">
            <draw:frame draw:z-index="1" draw:id="id0" draw:style-name="a0" draw:name="Picture 1" svg:x="0in" svg:y="0in" svg:width="8.59028in" svg:height="0.4700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2">
            <text:p>Code</text:p>
          </table:table-cell>
          <table:table-cell office:value-type="string" table:style-name="ce2">
            <text:p>Local Authority</text:p>
          </table:table-cell>
          <table:table-cell office:value-type="string" table:style-name="ce3">
            <text:p>Homelessness Prevention Grant allocation for 2021-22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4">
            <text:p>E07000223</text:p>
          </table:table-cell>
          <table:table-cell office:value-type="string" table:style-name="ce5">
            <text:p>Adur</text:p>
          </table:table-cell>
          <table:table-cell office:value-type="currency" office:value="254734" table:style-name="ce5">
            <text:p><text:s/>£254,734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026</text:p>
          </table:table-cell>
          <table:table-cell office:value-type="string" table:style-name="ce5">
            <text:p>Allerdale</text:p>
          </table:table-cell>
          <table:table-cell office:value-type="currency" office:value="140776" table:style-name="ce5">
            <text:p><text:s/>£140,776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032</text:p>
          </table:table-cell>
          <table:table-cell office:value-type="string" table:style-name="ce5">
            <text:p>Amber Valley</text:p>
          </table:table-cell>
          <table:table-cell office:value-type="currency" office:value="265329" table:style-name="ce5">
            <text:p><text:s/>£265,329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224</text:p>
          </table:table-cell>
          <table:table-cell office:value-type="string" table:style-name="ce5">
            <text:p>Arun</text:p>
          </table:table-cell>
          <table:table-cell office:value-type="currency" office:value="810548" table:style-name="ce5">
            <text:p><text:s/>£810,548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170</text:p>
          </table:table-cell>
          <table:table-cell office:value-type="string" table:style-name="ce5">
            <text:p>Ashfield</text:p>
          </table:table-cell>
          <table:table-cell office:value-type="currency" office:value="266498" table:style-name="ce5">
            <text:p><text:s/>£266,498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105</text:p>
          </table:table-cell>
          <table:table-cell office:value-type="string" table:style-name="ce5">
            <text:p>Ashford</text:p>
          </table:table-cell>
          <table:table-cell office:value-type="currency" office:value="533902" table:style-name="ce5">
            <text:p><text:s/>£533,902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200</text:p>
          </table:table-cell>
          <table:table-cell office:value-type="string" table:style-name="ce5">
            <text:p>Babergh</text:p>
          </table:table-cell>
          <table:table-cell office:value-type="currency" office:value="221003" table:style-name="ce5">
            <text:p><text:s/>£221,003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9000002</text:p>
          </table:table-cell>
          <table:table-cell office:value-type="string" table:style-name="ce5">
            <text:p>Barking and Dagenham</text:p>
          </table:table-cell>
          <table:table-cell office:value-type="currency" office:value="4324336" table:style-name="ce5">
            <text:p><text:s/>£4,324,336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9000003</text:p>
          </table:table-cell>
          <table:table-cell office:value-type="string" table:style-name="ce5">
            <text:p>Barnet</text:p>
          </table:table-cell>
          <table:table-cell office:value-type="currency" office:value="5666770" table:style-name="ce5">
            <text:p><text:s/>£5,666,770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8000016</text:p>
          </table:table-cell>
          <table:table-cell office:value-type="string" table:style-name="ce5">
            <text:p>Barnsley</text:p>
          </table:table-cell>
          <table:table-cell office:value-type="currency" office:value="366774" table:style-name="ce5">
            <text:p><text:s/>£366,774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027</text:p>
          </table:table-cell>
          <table:table-cell office:value-type="string" table:style-name="ce5">
            <text:p>Barrow-in-Furness</text:p>
          </table:table-cell>
          <table:table-cell office:value-type="currency" office:value="200947" table:style-name="ce5">
            <text:p><text:s/>£200,947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066</text:p>
          </table:table-cell>
          <table:table-cell office:value-type="string" table:style-name="ce5">
            <text:p>Basildon</text:p>
          </table:table-cell>
          <table:table-cell office:value-type="currency" office:value="970646" table:style-name="ce5">
            <text:p><text:s/>£970,646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084</text:p>
          </table:table-cell>
          <table:table-cell office:value-type="string" table:style-name="ce5">
            <text:p>Basingstoke and Deane</text:p>
          </table:table-cell>
          <table:table-cell office:value-type="currency" office:value="703504" table:style-name="ce5">
            <text:p><text:s/>£703,504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7000171</text:p>
          </table:table-cell>
          <table:table-cell office:value-type="string" table:style-name="ce5">
            <text:p>Bassetlaw</text:p>
          </table:table-cell>
          <table:table-cell office:value-type="currency" office:value="231592" table:style-name="ce5">
            <text:p><text:s/>£231,592<text:s/></text:p>
          </table:table-cell>
          <table:table-cell table:style-name="ce1"/>
          <table:table-cell table:style-name="ce6"/>
          <table:table-cell table:style-name="ce7"/>
          <table:table-cell table:number-columns-repeated="16378" table:style-name="ce1"/>
        </table:table-row>
        <table:table-row table:style-name="ro3">
          <table:table-cell office:value-type="string" table:style-name="ce4">
            <text:p>E06000022</text:p>
          </table:table-cell>
          <table:table-cell office:value-type="string" table:style-name="ce5">
            <text:p>Bath and North East Somerset</text:p>
          </table:table-cell>
          <table:table-cell office:value-type="currency" office:value="472112" table:style-name="ce5">
            <text:p><text:s/>£472,11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5</text:p>
          </table:table-cell>
          <table:table-cell office:value-type="string" table:style-name="ce5">
            <text:p>Bedford</text:p>
          </table:table-cell>
          <table:table-cell office:value-type="currency" office:value="848737" table:style-name="ce5">
            <text:p><text:s/>£848,7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04</text:p>
          </table:table-cell>
          <table:table-cell office:value-type="string" table:style-name="ce5">
            <text:p>Bexley</text:p>
          </table:table-cell>
          <table:table-cell office:value-type="currency" office:value="2595323" table:style-name="ce5">
            <text:p><text:s/>£2,595,32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5</text:p>
          </table:table-cell>
          <table:table-cell office:value-type="string" table:style-name="ce5">
            <text:p>Birmingham</text:p>
          </table:table-cell>
          <table:table-cell office:value-type="currency" office:value="7171359" table:style-name="ce5">
            <text:p><text:s/>£7,171,35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9</text:p>
          </table:table-cell>
          <table:table-cell office:value-type="string" table:style-name="ce5">
            <text:p>Blaby</text:p>
          </table:table-cell>
          <table:table-cell office:value-type="currency" office:value="132378" table:style-name="ce5">
            <text:p><text:s/>£132,37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8</text:p>
          </table:table-cell>
          <table:table-cell office:value-type="string" table:style-name="ce5">
            <text:p>Blackburn with Darwen</text:p>
          </table:table-cell>
          <table:table-cell office:value-type="currency" office:value="306002" table:style-name="ce5">
            <text:p><text:s/>£306,00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9</text:p>
          </table:table-cell>
          <table:table-cell office:value-type="string" table:style-name="ce5">
            <text:p>Blackpool</text:p>
          </table:table-cell>
          <table:table-cell office:value-type="currency" office:value="577273" table:style-name="ce5">
            <text:p><text:s/>£577,27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3</text:p>
          </table:table-cell>
          <table:table-cell office:value-type="string" table:style-name="ce5">
            <text:p>Bolsover</text:p>
          </table:table-cell>
          <table:table-cell office:value-type="currency" office:value="142262" table:style-name="ce5">
            <text:p><text:s/>£142,26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1</text:p>
          </table:table-cell>
          <table:table-cell office:value-type="string" table:style-name="ce5">
            <text:p>Bolton</text:p>
          </table:table-cell>
          <table:table-cell office:value-type="currency" office:value="674618" table:style-name="ce5">
            <text:p><text:s/>£674,61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6</text:p>
          </table:table-cell>
          <table:table-cell office:value-type="string" table:style-name="ce5">
            <text:p>Boston</text:p>
          </table:table-cell>
          <table:table-cell office:value-type="currency" office:value="131428" table:style-name="ce5">
            <text:p><text:s/>£131,42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8</text:p>
          </table:table-cell>
          <table:table-cell office:value-type="string" table:style-name="ce5">
            <text:p>Bournemouth, Christchurch and Poole</text:p>
          </table:table-cell>
          <table:table-cell office:value-type="currency" office:value="1817645" table:style-name="ce5">
            <text:p><text:s/>£1,817,64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6</text:p>
          </table:table-cell>
          <table:table-cell office:value-type="string" table:style-name="ce5">
            <text:p>Bracknell Forest</text:p>
          </table:table-cell>
          <table:table-cell office:value-type="currency" office:value="538306" table:style-name="ce5">
            <text:p><text:s/>£538,30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2</text:p>
          </table:table-cell>
          <table:table-cell office:value-type="string" table:style-name="ce5">
            <text:p>Bradford</text:p>
          </table:table-cell>
          <table:table-cell office:value-type="currency" office:value="1494965" table:style-name="ce5">
            <text:p><text:s/>£1,494,96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7</text:p>
          </table:table-cell>
          <table:table-cell office:value-type="string" table:style-name="ce5">
            <text:p>Braintree</text:p>
          </table:table-cell>
          <table:table-cell office:value-type="currency" office:value="411824" table:style-name="ce5">
            <text:p><text:s/>£411,82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3</text:p>
          </table:table-cell>
          <table:table-cell office:value-type="string" table:style-name="ce5">
            <text:p>Breckland</text:p>
          </table:table-cell>
          <table:table-cell office:value-type="currency" office:value="363893" table:style-name="ce5">
            <text:p><text:s/>£363,89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05</text:p>
          </table:table-cell>
          <table:table-cell office:value-type="string" table:style-name="ce5">
            <text:p>Brent</text:p>
          </table:table-cell>
          <table:table-cell office:value-type="currency" office:value="7004185" table:style-name="ce5">
            <text:p><text:s/>£7,004,18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8</text:p>
          </table:table-cell>
          <table:table-cell office:value-type="string" table:style-name="ce5">
            <text:p>Brentwood</text:p>
          </table:table-cell>
          <table:table-cell office:value-type="currency" office:value="203031" table:style-name="ce5">
            <text:p><text:s/>£203,03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3</text:p>
          </table:table-cell>
          <table:table-cell office:value-type="string" table:style-name="ce5">
            <text:p>Brighton and Hove</text:p>
          </table:table-cell>
          <table:table-cell office:value-type="currency" office:value="6240090" table:style-name="ce5">
            <text:p><text:s/>£6,240,09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23</text:p>
          </table:table-cell>
          <table:table-cell office:value-type="string" table:style-name="ce5">
            <text:p>Bristol, City of</text:p>
          </table:table-cell>
          <table:table-cell office:value-type="currency" office:value="2912288" table:style-name="ce5">
            <text:p><text:s/>£2,912,28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4</text:p>
          </table:table-cell>
          <table:table-cell office:value-type="string" table:style-name="ce5">
            <text:p>Broadland</text:p>
          </table:table-cell>
          <table:table-cell office:value-type="currency" office:value="296502" table:style-name="ce5">
            <text:p><text:s/>£296,50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06</text:p>
          </table:table-cell>
          <table:table-cell office:value-type="string" table:style-name="ce5">
            <text:p>Bromley</text:p>
          </table:table-cell>
          <table:table-cell office:value-type="currency" office:value="3678364" table:style-name="ce5">
            <text:p><text:s/>£3,678,36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34</text:p>
          </table:table-cell>
          <table:table-cell office:value-type="string" table:style-name="ce5">
            <text:p>Bromsgrove</text:p>
          </table:table-cell>
          <table:table-cell office:value-type="currency" office:value="158594" table:style-name="ce5">
            <text:p><text:s/>£158,5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5</text:p>
          </table:table-cell>
          <table:table-cell office:value-type="string" table:style-name="ce5">
            <text:p>Broxbourne</text:p>
          </table:table-cell>
          <table:table-cell office:value-type="currency" office:value="748147" table:style-name="ce5">
            <text:p><text:s/>£748,14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2</text:p>
          </table:table-cell>
          <table:table-cell office:value-type="string" table:style-name="ce5">
            <text:p>Broxtowe</text:p>
          </table:table-cell>
          <table:table-cell office:value-type="currency" office:value="218526" table:style-name="ce5">
            <text:p><text:s/>£218,52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60</text:p>
          </table:table-cell>
          <table:table-cell office:value-type="string" table:style-name="ce5">
            <text:p>Buckinghamshire Council</text:p>
          </table:table-cell>
          <table:table-cell office:value-type="currency" office:value="1646281" table:style-name="ce5">
            <text:p><text:s/>£1,646,28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7</text:p>
          </table:table-cell>
          <table:table-cell office:value-type="string" table:style-name="ce5">
            <text:p>Burnley</text:p>
          </table:table-cell>
          <table:table-cell office:value-type="currency" office:value="200642" table:style-name="ce5">
            <text:p><text:s/>£200,64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2</text:p>
          </table:table-cell>
          <table:table-cell office:value-type="string" table:style-name="ce5">
            <text:p>Bury</text:p>
          </table:table-cell>
          <table:table-cell office:value-type="currency" office:value="463254" table:style-name="ce5">
            <text:p><text:s/>£463,25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3</text:p>
          </table:table-cell>
          <table:table-cell office:value-type="string" table:style-name="ce5">
            <text:p>Calderdale</text:p>
          </table:table-cell>
          <table:table-cell office:value-type="currency" office:value="388407" table:style-name="ce5">
            <text:p><text:s/>£388,40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08</text:p>
          </table:table-cell>
          <table:table-cell office:value-type="string" table:style-name="ce5">
            <text:p>Cambridge</text:p>
          </table:table-cell>
          <table:table-cell office:value-type="currency" office:value="676842" table:style-name="ce5">
            <text:p><text:s/>£676,84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07</text:p>
          </table:table-cell>
          <table:table-cell office:value-type="string" table:style-name="ce5">
            <text:p>Camden</text:p>
          </table:table-cell>
          <table:table-cell office:value-type="currency" office:value="2641758" table:style-name="ce5">
            <text:p><text:s/>£2,641,75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2</text:p>
          </table:table-cell>
          <table:table-cell office:value-type="string" table:style-name="ce5">
            <text:p>Cannock Chase</text:p>
          </table:table-cell>
          <table:table-cell office:value-type="currency" office:value="254496" table:style-name="ce5">
            <text:p><text:s/>£254,49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06</text:p>
          </table:table-cell>
          <table:table-cell office:value-type="string" table:style-name="ce5">
            <text:p>Canterbury</text:p>
          </table:table-cell>
          <table:table-cell office:value-type="currency" office:value="630961" table:style-name="ce5">
            <text:p><text:s/>£630,96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28</text:p>
          </table:table-cell>
          <table:table-cell office:value-type="string" table:style-name="ce5">
            <text:p>Carlisle</text:p>
          </table:table-cell>
          <table:table-cell office:value-type="currency" office:value="198863" table:style-name="ce5">
            <text:p><text:s/>£198,86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9</text:p>
          </table:table-cell>
          <table:table-cell office:value-type="string" table:style-name="ce5">
            <text:p>Castle Point</text:p>
          </table:table-cell>
          <table:table-cell office:value-type="currency" office:value="357523" table:style-name="ce5">
            <text:p><text:s/>£357,52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6</text:p>
          </table:table-cell>
          <table:table-cell office:value-type="string" table:style-name="ce5">
            <text:p>Central Bedfordshire</text:p>
          </table:table-cell>
          <table:table-cell office:value-type="currency" office:value="650368" table:style-name="ce5">
            <text:p><text:s/>£650,36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0</text:p>
          </table:table-cell>
          <table:table-cell office:value-type="string" table:style-name="ce5">
            <text:p>Charnwood</text:p>
          </table:table-cell>
          <table:table-cell office:value-type="currency" office:value="288892" table:style-name="ce5">
            <text:p><text:s/>£288,89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0</text:p>
          </table:table-cell>
          <table:table-cell office:value-type="string" table:style-name="ce5">
            <text:p>Chelmsford</text:p>
          </table:table-cell>
          <table:table-cell office:value-type="currency" office:value="876897" table:style-name="ce5">
            <text:p><text:s/>£876,89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8</text:p>
          </table:table-cell>
          <table:table-cell office:value-type="string" table:style-name="ce5">
            <text:p>Cheltenham</text:p>
          </table:table-cell>
          <table:table-cell office:value-type="currency" office:value="362114" table:style-name="ce5">
            <text:p><text:s/>£362,11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7</text:p>
          </table:table-cell>
          <table:table-cell office:value-type="string" table:style-name="ce5">
            <text:p>Cherwell</text:p>
          </table:table-cell>
          <table:table-cell office:value-type="currency" office:value="489933" table:style-name="ce5">
            <text:p><text:s/>£489,93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9</text:p>
          </table:table-cell>
          <table:table-cell office:value-type="string" table:style-name="ce5">
            <text:p>Cheshire East</text:p>
          </table:table-cell>
          <table:table-cell office:value-type="currency" office:value="559547" table:style-name="ce5">
            <text:p><text:s/>£559,54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0</text:p>
          </table:table-cell>
          <table:table-cell office:value-type="string" table:style-name="ce5">
            <text:p>Cheshire West and Chester</text:p>
          </table:table-cell>
          <table:table-cell office:value-type="currency" office:value="817345" table:style-name="ce5">
            <text:p><text:s/>£817,34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4</text:p>
          </table:table-cell>
          <table:table-cell office:value-type="string" table:style-name="ce5">
            <text:p>Chesterfield</text:p>
          </table:table-cell>
          <table:table-cell office:value-type="currency" office:value="219392" table:style-name="ce5">
            <text:p><text:s/>£219,39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5</text:p>
          </table:table-cell>
          <table:table-cell office:value-type="string" table:style-name="ce5">
            <text:p>Chichester</text:p>
          </table:table-cell>
          <table:table-cell office:value-type="currency" office:value="375423" table:style-name="ce5">
            <text:p><text:s/>£375,42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8</text:p>
          </table:table-cell>
          <table:table-cell office:value-type="string" table:style-name="ce5">
            <text:p>Chorley</text:p>
          </table:table-cell>
          <table:table-cell office:value-type="currency" office:value="160288" table:style-name="ce5">
            <text:p><text:s/>£160,28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01</text:p>
          </table:table-cell>
          <table:table-cell office:value-type="string" table:style-name="ce5">
            <text:p>City of London</text:p>
          </table:table-cell>
          <table:table-cell office:value-type="currency" office:value="134166" table:style-name="ce5">
            <text:p><text:s/>£134,16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1</text:p>
          </table:table-cell>
          <table:table-cell office:value-type="string" table:style-name="ce5">
            <text:p>Colchester</text:p>
          </table:table-cell>
          <table:table-cell office:value-type="currency" office:value="910361" table:style-name="ce5">
            <text:p><text:s/>£910,36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29</text:p>
          </table:table-cell>
          <table:table-cell office:value-type="string" table:style-name="ce5">
            <text:p>Copeland</text:p>
          </table:table-cell>
          <table:table-cell office:value-type="currency" office:value="125282" table:style-name="ce5">
            <text:p><text:s/>£125,28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2</text:p>
          </table:table-cell>
          <table:table-cell office:value-type="string" table:style-name="ce5">
            <text:p>Cornwall</text:p>
          </table:table-cell>
          <table:table-cell office:value-type="currency" office:value="1735718" table:style-name="ce5">
            <text:p><text:s/>£1,735,71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9</text:p>
          </table:table-cell>
          <table:table-cell office:value-type="string" table:style-name="ce5">
            <text:p>Cotswold</text:p>
          </table:table-cell>
          <table:table-cell office:value-type="currency" office:value="133271" table:style-name="ce5">
            <text:p><text:s/>£133,27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7</text:p>
          </table:table-cell>
          <table:table-cell office:value-type="string" table:style-name="ce5">
            <text:p>County Durham</text:p>
          </table:table-cell>
          <table:table-cell office:value-type="currency" office:value="753013" table:style-name="ce5">
            <text:p><text:s/>£753,01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6</text:p>
          </table:table-cell>
          <table:table-cell office:value-type="string" table:style-name="ce5">
            <text:p>Coventry</text:p>
          </table:table-cell>
          <table:table-cell office:value-type="currency" office:value="1299565" table:style-name="ce5">
            <text:p><text:s/>£1,299,56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63</text:p>
          </table:table-cell>
          <table:table-cell office:value-type="string" table:style-name="ce5">
            <text:p>Craven</text:p>
          </table:table-cell>
          <table:table-cell office:value-type="currency" office:value="79153" table:style-name="ce5">
            <text:p><text:s/>£79,15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6</text:p>
          </table:table-cell>
          <table:table-cell office:value-type="string" table:style-name="ce5">
            <text:p>Crawley</text:p>
          </table:table-cell>
          <table:table-cell office:value-type="currency" office:value="869572" table:style-name="ce5">
            <text:p><text:s/>£869,57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08</text:p>
          </table:table-cell>
          <table:table-cell office:value-type="string" table:style-name="ce5">
            <text:p>Croydon</text:p>
          </table:table-cell>
          <table:table-cell office:value-type="currency" office:value="7233440" table:style-name="ce5">
            <text:p><text:s/>£7,233,44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6</text:p>
          </table:table-cell>
          <table:table-cell office:value-type="string" table:style-name="ce5">
            <text:p>Dacorum</text:p>
          </table:table-cell>
          <table:table-cell office:value-type="currency" office:value="598416" table:style-name="ce5">
            <text:p><text:s/>£598,41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5</text:p>
          </table:table-cell>
          <table:table-cell office:value-type="string" table:style-name="ce5">
            <text:p>Darlington</text:p>
          </table:table-cell>
          <table:table-cell office:value-type="currency" office:value="197129" table:style-name="ce5">
            <text:p><text:s/>£197,12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07</text:p>
          </table:table-cell>
          <table:table-cell office:value-type="string" table:style-name="ce5">
            <text:p>Dartford</text:p>
          </table:table-cell>
          <table:table-cell office:value-type="currency" office:value="574814" table:style-name="ce5">
            <text:p><text:s/>£574,81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5</text:p>
          </table:table-cell>
          <table:table-cell office:value-type="string" table:style-name="ce5">
            <text:p>Derby</text:p>
          </table:table-cell>
          <table:table-cell office:value-type="currency" office:value="986280" table:style-name="ce5">
            <text:p><text:s/>£986,28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5</text:p>
          </table:table-cell>
          <table:table-cell office:value-type="string" table:style-name="ce5">
            <text:p>Derbyshire Dales</text:p>
          </table:table-cell>
          <table:table-cell office:value-type="currency" office:value="119421" table:style-name="ce5">
            <text:p><text:s/>£119,42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7</text:p>
          </table:table-cell>
          <table:table-cell office:value-type="string" table:style-name="ce5">
            <text:p>Doncaster</text:p>
          </table:table-cell>
          <table:table-cell office:value-type="currency" office:value="739351" table:style-name="ce5">
            <text:p><text:s/>£739,35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9</text:p>
          </table:table-cell>
          <table:table-cell office:value-type="string" table:style-name="ce5">
            <text:p>Dorset</text:p>
          </table:table-cell>
          <table:table-cell office:value-type="currency" office:value="889494" table:style-name="ce5">
            <text:p><text:s/>£889,4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08</text:p>
          </table:table-cell>
          <table:table-cell office:value-type="string" table:style-name="ce5">
            <text:p>Dover</text:p>
          </table:table-cell>
          <table:table-cell office:value-type="currency" office:value="489374" table:style-name="ce5">
            <text:p><text:s/>£489,37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7</text:p>
          </table:table-cell>
          <table:table-cell office:value-type="string" table:style-name="ce5">
            <text:p>Dudley</text:p>
          </table:table-cell>
          <table:table-cell office:value-type="currency" office:value="673439" table:style-name="ce5">
            <text:p><text:s/>£673,43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09</text:p>
          </table:table-cell>
          <table:table-cell office:value-type="string" table:style-name="ce5">
            <text:p>Ealing</text:p>
          </table:table-cell>
          <table:table-cell office:value-type="currency" office:value="5666784" table:style-name="ce5">
            <text:p><text:s/>£5,666,78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09</text:p>
          </table:table-cell>
          <table:table-cell office:value-type="string" table:style-name="ce5">
            <text:p>East Cambridgeshire</text:p>
          </table:table-cell>
          <table:table-cell office:value-type="currency" office:value="323632" table:style-name="ce5">
            <text:p><text:s/>£323,63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0</text:p>
          </table:table-cell>
          <table:table-cell office:value-type="string" table:style-name="ce5">
            <text:p>East Devon</text:p>
          </table:table-cell>
          <table:table-cell office:value-type="currency" office:value="261375" table:style-name="ce5">
            <text:p><text:s/>£261,37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5</text:p>
          </table:table-cell>
          <table:table-cell office:value-type="string" table:style-name="ce5">
            <text:p>East Hampshire</text:p>
          </table:table-cell>
          <table:table-cell office:value-type="currency" office:value="396892" table:style-name="ce5">
            <text:p><text:s/>£396,89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42</text:p>
          </table:table-cell>
          <table:table-cell office:value-type="string" table:style-name="ce5">
            <text:p>East Hertfordshire</text:p>
          </table:table-cell>
          <table:table-cell office:value-type="currency" office:value="312013" table:style-name="ce5">
            <text:p><text:s/>£312,01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7</text:p>
          </table:table-cell>
          <table:table-cell office:value-type="string" table:style-name="ce5">
            <text:p>East Lindsey</text:p>
          </table:table-cell>
          <table:table-cell office:value-type="currency" office:value="404479" table:style-name="ce5">
            <text:p><text:s/>£404,47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1</text:p>
          </table:table-cell>
          <table:table-cell office:value-type="string" table:style-name="ce5">
            <text:p>East Riding of Yorkshire</text:p>
          </table:table-cell>
          <table:table-cell office:value-type="currency" office:value="477494" table:style-name="ce5">
            <text:p><text:s/>£477,4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3</text:p>
          </table:table-cell>
          <table:table-cell office:value-type="string" table:style-name="ce5">
            <text:p>East Staffordshire</text:p>
          </table:table-cell>
          <table:table-cell office:value-type="currency" office:value="269527" table:style-name="ce5">
            <text:p><text:s/>£269,52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44</text:p>
          </table:table-cell>
          <table:table-cell office:value-type="string" table:style-name="ce5">
            <text:p>East Suffolk</text:p>
          </table:table-cell>
          <table:table-cell office:value-type="currency" office:value="590880" table:style-name="ce5">
            <text:p><text:s/>£590,88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1</text:p>
          </table:table-cell>
          <table:table-cell office:value-type="string" table:style-name="ce5">
            <text:p>Eastbourne</text:p>
          </table:table-cell>
          <table:table-cell office:value-type="currency" office:value="675701" table:style-name="ce5">
            <text:p><text:s/>£675,70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6</text:p>
          </table:table-cell>
          <table:table-cell office:value-type="string" table:style-name="ce5">
            <text:p>Eastleigh</text:p>
          </table:table-cell>
          <table:table-cell office:value-type="currency" office:value="344770" table:style-name="ce5">
            <text:p><text:s/>£344,77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0</text:p>
          </table:table-cell>
          <table:table-cell office:value-type="string" table:style-name="ce5">
            <text:p>Eden</text:p>
          </table:table-cell>
          <table:table-cell office:value-type="currency" office:value="77860" table:style-name="ce5">
            <text:p><text:s/>£77,86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07</text:p>
          </table:table-cell>
          <table:table-cell office:value-type="string" table:style-name="ce5">
            <text:p>Elmbridge</text:p>
          </table:table-cell>
          <table:table-cell office:value-type="currency" office:value="519717" table:style-name="ce5">
            <text:p><text:s/>£519,71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0</text:p>
          </table:table-cell>
          <table:table-cell office:value-type="string" table:style-name="ce5">
            <text:p>Enfield</text:p>
          </table:table-cell>
          <table:table-cell office:value-type="currency" office:value="8927794" table:style-name="ce5">
            <text:p><text:s/>£8,927,7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2</text:p>
          </table:table-cell>
          <table:table-cell office:value-type="string" table:style-name="ce5">
            <text:p>Epping Forest</text:p>
          </table:table-cell>
          <table:table-cell office:value-type="currency" office:value="562234" table:style-name="ce5">
            <text:p><text:s/>£562,23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08</text:p>
          </table:table-cell>
          <table:table-cell office:value-type="string" table:style-name="ce5">
            <text:p>Epsom and Ewell</text:p>
          </table:table-cell>
          <table:table-cell office:value-type="currency" office:value="472041" table:style-name="ce5">
            <text:p><text:s/>£472,04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6</text:p>
          </table:table-cell>
          <table:table-cell office:value-type="string" table:style-name="ce5">
            <text:p>Erewash</text:p>
          </table:table-cell>
          <table:table-cell office:value-type="currency" office:value="198734" table:style-name="ce5">
            <text:p><text:s/>£198,73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1</text:p>
          </table:table-cell>
          <table:table-cell office:value-type="string" table:style-name="ce5">
            <text:p>Exeter</text:p>
          </table:table-cell>
          <table:table-cell office:value-type="currency" office:value="595274" table:style-name="ce5">
            <text:p><text:s/>£595,27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7</text:p>
          </table:table-cell>
          <table:table-cell office:value-type="string" table:style-name="ce5">
            <text:p>Fareham</text:p>
          </table:table-cell>
          <table:table-cell office:value-type="currency" office:value="279229" table:style-name="ce5">
            <text:p><text:s/>£279,22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10</text:p>
          </table:table-cell>
          <table:table-cell office:value-type="string" table:style-name="ce5">
            <text:p>Fenland</text:p>
          </table:table-cell>
          <table:table-cell office:value-type="currency" office:value="327938" table:style-name="ce5">
            <text:p><text:s/>£327,93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2</text:p>
          </table:table-cell>
          <table:table-cell office:value-type="string" table:style-name="ce5">
            <text:p>Folkestone and Hythe</text:p>
          </table:table-cell>
          <table:table-cell office:value-type="currency" office:value="513978" table:style-name="ce5">
            <text:p><text:s/>£513,97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0</text:p>
          </table:table-cell>
          <table:table-cell office:value-type="string" table:style-name="ce5">
            <text:p>Forest of Dean</text:p>
          </table:table-cell>
          <table:table-cell office:value-type="currency" office:value="142640" table:style-name="ce5">
            <text:p><text:s/>£142,64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9</text:p>
          </table:table-cell>
          <table:table-cell office:value-type="string" table:style-name="ce5">
            <text:p>Fylde</text:p>
          </table:table-cell>
          <table:table-cell office:value-type="currency" office:value="107457" table:style-name="ce5">
            <text:p><text:s/>£107,45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7</text:p>
          </table:table-cell>
          <table:table-cell office:value-type="string" table:style-name="ce5">
            <text:p>Gateshead</text:p>
          </table:table-cell>
          <table:table-cell office:value-type="currency" office:value="520118" table:style-name="ce5">
            <text:p><text:s/>£520,11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3</text:p>
          </table:table-cell>
          <table:table-cell office:value-type="string" table:style-name="ce5">
            <text:p>Gedling</text:p>
          </table:table-cell>
          <table:table-cell office:value-type="currency" office:value="258352" table:style-name="ce5">
            <text:p><text:s/>£258,35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1</text:p>
          </table:table-cell>
          <table:table-cell office:value-type="string" table:style-name="ce5">
            <text:p>Gloucester</text:p>
          </table:table-cell>
          <table:table-cell office:value-type="currency" office:value="687526" table:style-name="ce5">
            <text:p><text:s/>£687,52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8</text:p>
          </table:table-cell>
          <table:table-cell office:value-type="string" table:style-name="ce5">
            <text:p>Gosport</text:p>
          </table:table-cell>
          <table:table-cell office:value-type="currency" office:value="556267" table:style-name="ce5">
            <text:p><text:s/>£556,26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09</text:p>
          </table:table-cell>
          <table:table-cell office:value-type="string" table:style-name="ce5">
            <text:p>Gravesham</text:p>
          </table:table-cell>
          <table:table-cell office:value-type="currency" office:value="341930" table:style-name="ce5">
            <text:p><text:s/>£341,93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5</text:p>
          </table:table-cell>
          <table:table-cell office:value-type="string" table:style-name="ce5">
            <text:p>Great Yarmouth</text:p>
          </table:table-cell>
          <table:table-cell office:value-type="currency" office:value="388892" table:style-name="ce5">
            <text:p><text:s/>£388,89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1</text:p>
          </table:table-cell>
          <table:table-cell office:value-type="string" table:style-name="ce5">
            <text:p>Greenwich</text:p>
          </table:table-cell>
          <table:table-cell office:value-type="currency" office:value="3609515" table:style-name="ce5">
            <text:p><text:s/>£3,609,51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09</text:p>
          </table:table-cell>
          <table:table-cell office:value-type="string" table:style-name="ce5">
            <text:p>Guildford</text:p>
          </table:table-cell>
          <table:table-cell office:value-type="currency" office:value="417686" table:style-name="ce5">
            <text:p><text:s/>£417,68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2</text:p>
          </table:table-cell>
          <table:table-cell office:value-type="string" table:style-name="ce5">
            <text:p>Hackney</text:p>
          </table:table-cell>
          <table:table-cell office:value-type="currency" office:value="5660367" table:style-name="ce5">
            <text:p><text:s/>£5,660,36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6</text:p>
          </table:table-cell>
          <table:table-cell office:value-type="string" table:style-name="ce5">
            <text:p>Halton</text:p>
          </table:table-cell>
          <table:table-cell office:value-type="currency" office:value="344828" table:style-name="ce5">
            <text:p><text:s/>£344,82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64</text:p>
          </table:table-cell>
          <table:table-cell office:value-type="string" table:style-name="ce5">
            <text:p>Hambleton</text:p>
          </table:table-cell>
          <table:table-cell office:value-type="currency" office:value="125406" table:style-name="ce5">
            <text:p><text:s/>£125,40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3</text:p>
          </table:table-cell>
          <table:table-cell office:value-type="string" table:style-name="ce5">
            <text:p>Hammersmith and Fulham</text:p>
          </table:table-cell>
          <table:table-cell office:value-type="currency" office:value="3773683" table:style-name="ce5">
            <text:p><text:s/>£3,773,68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1</text:p>
          </table:table-cell>
          <table:table-cell office:value-type="string" table:style-name="ce5">
            <text:p>Harborough</text:p>
          </table:table-cell>
          <table:table-cell office:value-type="currency" office:value="94004" table:style-name="ce5">
            <text:p><text:s/>£94,00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4</text:p>
          </table:table-cell>
          <table:table-cell office:value-type="string" table:style-name="ce5">
            <text:p>Haringey</text:p>
          </table:table-cell>
          <table:table-cell office:value-type="currency" office:value="8393894" table:style-name="ce5">
            <text:p><text:s/>£8,393,8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3</text:p>
          </table:table-cell>
          <table:table-cell office:value-type="string" table:style-name="ce5">
            <text:p>Harlow</text:p>
          </table:table-cell>
          <table:table-cell office:value-type="currency" office:value="554403" table:style-name="ce5">
            <text:p><text:s/>£554,40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65</text:p>
          </table:table-cell>
          <table:table-cell office:value-type="string" table:style-name="ce5">
            <text:p>Harrogate</text:p>
          </table:table-cell>
          <table:table-cell office:value-type="currency" office:value="405235" table:style-name="ce5">
            <text:p><text:s/>£405,23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5</text:p>
          </table:table-cell>
          <table:table-cell office:value-type="string" table:style-name="ce5">
            <text:p>Harrow</text:p>
          </table:table-cell>
          <table:table-cell office:value-type="currency" office:value="2246458" table:style-name="ce5">
            <text:p><text:s/>£2,246,45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9</text:p>
          </table:table-cell>
          <table:table-cell office:value-type="string" table:style-name="ce5">
            <text:p>Hart</text:p>
          </table:table-cell>
          <table:table-cell office:value-type="currency" office:value="260505" table:style-name="ce5">
            <text:p><text:s/>£260,50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1</text:p>
          </table:table-cell>
          <table:table-cell office:value-type="string" table:style-name="ce5">
            <text:p>Hartlepool</text:p>
          </table:table-cell>
          <table:table-cell office:value-type="currency" office:value="189991" table:style-name="ce5">
            <text:p><text:s/>£189,99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2</text:p>
          </table:table-cell>
          <table:table-cell office:value-type="string" table:style-name="ce5">
            <text:p>Hastings</text:p>
          </table:table-cell>
          <table:table-cell office:value-type="currency" office:value="1078160" table:style-name="ce5">
            <text:p><text:s/>£1,078,16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0</text:p>
          </table:table-cell>
          <table:table-cell office:value-type="string" table:style-name="ce5">
            <text:p>Havant</text:p>
          </table:table-cell>
          <table:table-cell office:value-type="currency" office:value="582431" table:style-name="ce5">
            <text:p><text:s/>£582,43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6</text:p>
          </table:table-cell>
          <table:table-cell office:value-type="string" table:style-name="ce5">
            <text:p>Havering</text:p>
          </table:table-cell>
          <table:table-cell office:value-type="currency" office:value="2344362" table:style-name="ce5">
            <text:p><text:s/>£2,344,36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9</text:p>
          </table:table-cell>
          <table:table-cell office:value-type="string" table:style-name="ce5">
            <text:p>Herefordshire, County of</text:p>
          </table:table-cell>
          <table:table-cell office:value-type="currency" office:value="368377" table:style-name="ce5">
            <text:p><text:s/>£368,37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8</text:p>
          </table:table-cell>
          <table:table-cell office:value-type="string" table:style-name="ce5">
            <text:p>Hertsmere</text:p>
          </table:table-cell>
          <table:table-cell office:value-type="currency" office:value="443557" table:style-name="ce5">
            <text:p><text:s/>£443,55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7</text:p>
          </table:table-cell>
          <table:table-cell office:value-type="string" table:style-name="ce5">
            <text:p>High Peak</text:p>
          </table:table-cell>
          <table:table-cell office:value-type="currency" office:value="177564" table:style-name="ce5">
            <text:p><text:s/>£177,56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7</text:p>
          </table:table-cell>
          <table:table-cell office:value-type="string" table:style-name="ce5">
            <text:p>Hillingdon</text:p>
          </table:table-cell>
          <table:table-cell office:value-type="currency" office:value="2470928" table:style-name="ce5">
            <text:p><text:s/>£2,470,92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2</text:p>
          </table:table-cell>
          <table:table-cell office:value-type="string" table:style-name="ce5">
            <text:p>Hinckley and Bosworth</text:p>
          </table:table-cell>
          <table:table-cell office:value-type="currency" office:value="225549" table:style-name="ce5">
            <text:p><text:s/>£225,54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7</text:p>
          </table:table-cell>
          <table:table-cell office:value-type="string" table:style-name="ce5">
            <text:p>Horsham</text:p>
          </table:table-cell>
          <table:table-cell office:value-type="currency" office:value="376512" table:style-name="ce5">
            <text:p><text:s/>£376,51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8</text:p>
          </table:table-cell>
          <table:table-cell office:value-type="string" table:style-name="ce5">
            <text:p>Hounslow</text:p>
          </table:table-cell>
          <table:table-cell office:value-type="currency" office:value="2916804" table:style-name="ce5">
            <text:p><text:s/>£2,916,80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11</text:p>
          </table:table-cell>
          <table:table-cell office:value-type="string" table:style-name="ce5">
            <text:p>Huntingdonshire</text:p>
          </table:table-cell>
          <table:table-cell office:value-type="currency" office:value="662384" table:style-name="ce5">
            <text:p><text:s/>£662,38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0</text:p>
          </table:table-cell>
          <table:table-cell office:value-type="string" table:style-name="ce5">
            <text:p>Hyndburn</text:p>
          </table:table-cell>
          <table:table-cell office:value-type="currency" office:value="145503" table:style-name="ce5">
            <text:p><text:s/>£145,50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02</text:p>
          </table:table-cell>
          <table:table-cell office:value-type="string" table:style-name="ce5">
            <text:p>Ipswich</text:p>
          </table:table-cell>
          <table:table-cell office:value-type="currency" office:value="713348" table:style-name="ce5">
            <text:p><text:s/>£713,34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6</text:p>
          </table:table-cell>
          <table:table-cell office:value-type="string" table:style-name="ce5">
            <text:p>Isle of Wight</text:p>
          </table:table-cell>
          <table:table-cell office:value-type="currency" office:value="764486" table:style-name="ce5">
            <text:p><text:s/>£764,48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3</text:p>
          </table:table-cell>
          <table:table-cell office:value-type="string" table:style-name="ce5">
            <text:p>Isles of Scilly</text:p>
          </table:table-cell>
          <table:table-cell office:value-type="currency" office:value="1180" table:style-name="ce5">
            <text:p><text:s/>£1,18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19</text:p>
          </table:table-cell>
          <table:table-cell office:value-type="string" table:style-name="ce5">
            <text:p>Islington</text:p>
          </table:table-cell>
          <table:table-cell office:value-type="currency" office:value="3666513" table:style-name="ce5">
            <text:p><text:s/>£3,666,51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0</text:p>
          </table:table-cell>
          <table:table-cell office:value-type="string" table:style-name="ce5">
            <text:p>Kensington and Chelsea</text:p>
          </table:table-cell>
          <table:table-cell office:value-type="currency" office:value="4678546" table:style-name="ce5">
            <text:p><text:s/>£4,678,54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6</text:p>
          </table:table-cell>
          <table:table-cell office:value-type="string" table:style-name="ce5">
            <text:p>King's Lynn and West Norfolk</text:p>
          </table:table-cell>
          <table:table-cell office:value-type="currency" office:value="469977" table:style-name="ce5">
            <text:p><text:s/>£469,97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0</text:p>
          </table:table-cell>
          <table:table-cell office:value-type="string" table:style-name="ce5">
            <text:p>Kingston upon Hull, City of</text:p>
          </table:table-cell>
          <table:table-cell office:value-type="currency" office:value="961575" table:style-name="ce5">
            <text:p><text:s/>£961,57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1</text:p>
          </table:table-cell>
          <table:table-cell office:value-type="string" table:style-name="ce5">
            <text:p>Kingston upon Thames</text:p>
          </table:table-cell>
          <table:table-cell office:value-type="currency" office:value="1599319" table:style-name="ce5">
            <text:p><text:s/>£1,599,31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4</text:p>
          </table:table-cell>
          <table:table-cell office:value-type="string" table:style-name="ce5">
            <text:p>Kirklees</text:p>
          </table:table-cell>
          <table:table-cell office:value-type="currency" office:value="1013352" table:style-name="ce5">
            <text:p><text:s/>£1,013,35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1</text:p>
          </table:table-cell>
          <table:table-cell office:value-type="string" table:style-name="ce5">
            <text:p>Knowsley</text:p>
          </table:table-cell>
          <table:table-cell office:value-type="currency" office:value="456373" table:style-name="ce5">
            <text:p><text:s/>£456,37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2</text:p>
          </table:table-cell>
          <table:table-cell office:value-type="string" table:style-name="ce5">
            <text:p>Lambeth</text:p>
          </table:table-cell>
          <table:table-cell office:value-type="currency" office:value="5812888" table:style-name="ce5">
            <text:p><text:s/>£5,812,88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1</text:p>
          </table:table-cell>
          <table:table-cell office:value-type="string" table:style-name="ce5">
            <text:p>Lancaster</text:p>
          </table:table-cell>
          <table:table-cell office:value-type="currency" office:value="478898" table:style-name="ce5">
            <text:p><text:s/>£478,89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5</text:p>
          </table:table-cell>
          <table:table-cell office:value-type="string" table:style-name="ce5">
            <text:p>Leeds</text:p>
          </table:table-cell>
          <table:table-cell office:value-type="currency" office:value="2344706" table:style-name="ce5">
            <text:p><text:s/>£2,344,70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6</text:p>
          </table:table-cell>
          <table:table-cell office:value-type="string" table:style-name="ce5">
            <text:p>Leicester</text:p>
          </table:table-cell>
          <table:table-cell office:value-type="currency" office:value="948658" table:style-name="ce5">
            <text:p><text:s/>£948,65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3</text:p>
          </table:table-cell>
          <table:table-cell office:value-type="string" table:style-name="ce5">
            <text:p>Lewes</text:p>
          </table:table-cell>
          <table:table-cell office:value-type="currency" office:value="520142" table:style-name="ce5">
            <text:p><text:s/>£520,14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3</text:p>
          </table:table-cell>
          <table:table-cell office:value-type="string" table:style-name="ce5">
            <text:p>Lewisham</text:p>
          </table:table-cell>
          <table:table-cell office:value-type="currency" office:value="4834271" table:style-name="ce5">
            <text:p><text:s/>£4,834,27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4</text:p>
          </table:table-cell>
          <table:table-cell office:value-type="string" table:style-name="ce5">
            <text:p>Lichfield</text:p>
          </table:table-cell>
          <table:table-cell office:value-type="currency" office:value="203459" table:style-name="ce5">
            <text:p><text:s/>£203,45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8</text:p>
          </table:table-cell>
          <table:table-cell office:value-type="string" table:style-name="ce5">
            <text:p>Lincoln</text:p>
          </table:table-cell>
          <table:table-cell office:value-type="currency" office:value="366671" table:style-name="ce5">
            <text:p><text:s/>£366,67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2</text:p>
          </table:table-cell>
          <table:table-cell office:value-type="string" table:style-name="ce5">
            <text:p>Liverpool</text:p>
          </table:table-cell>
          <table:table-cell office:value-type="currency" office:value="1597340" table:style-name="ce5">
            <text:p><text:s/>£1,597,34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2</text:p>
          </table:table-cell>
          <table:table-cell office:value-type="string" table:style-name="ce5">
            <text:p>Luton</text:p>
          </table:table-cell>
          <table:table-cell office:value-type="currency" office:value="3842814" table:style-name="ce5">
            <text:p><text:s/>£3,842,81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0</text:p>
          </table:table-cell>
          <table:table-cell office:value-type="string" table:style-name="ce5">
            <text:p>Maidstone</text:p>
          </table:table-cell>
          <table:table-cell office:value-type="currency" office:value="782205" table:style-name="ce5">
            <text:p><text:s/>£782,20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4</text:p>
          </table:table-cell>
          <table:table-cell office:value-type="string" table:style-name="ce5">
            <text:p>Maldon</text:p>
          </table:table-cell>
          <table:table-cell office:value-type="currency" office:value="142320" table:style-name="ce5">
            <text:p><text:s/>£142,32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35</text:p>
          </table:table-cell>
          <table:table-cell office:value-type="string" table:style-name="ce5">
            <text:p>Malvern Hills</text:p>
          </table:table-cell>
          <table:table-cell office:value-type="currency" office:value="135876" table:style-name="ce5">
            <text:p><text:s/>£135,87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3</text:p>
          </table:table-cell>
          <table:table-cell office:value-type="string" table:style-name="ce5">
            <text:p>Manchester</text:p>
          </table:table-cell>
          <table:table-cell office:value-type="currency" office:value="3285785" table:style-name="ce5">
            <text:p><text:s/>£3,285,78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4</text:p>
          </table:table-cell>
          <table:table-cell office:value-type="string" table:style-name="ce5">
            <text:p>Mansfield</text:p>
          </table:table-cell>
          <table:table-cell office:value-type="currency" office:value="310273" table:style-name="ce5">
            <text:p><text:s/>£310,27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5</text:p>
          </table:table-cell>
          <table:table-cell office:value-type="string" table:style-name="ce5">
            <text:p>Medway</text:p>
          </table:table-cell>
          <table:table-cell office:value-type="currency" office:value="1554151" table:style-name="ce5">
            <text:p><text:s/>£1,554,15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3</text:p>
          </table:table-cell>
          <table:table-cell office:value-type="string" table:style-name="ce5">
            <text:p>Melton</text:p>
          </table:table-cell>
          <table:table-cell office:value-type="currency" office:value="103865" table:style-name="ce5">
            <text:p><text:s/>£103,86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87</text:p>
          </table:table-cell>
          <table:table-cell office:value-type="string" table:style-name="ce5">
            <text:p>Mendip</text:p>
          </table:table-cell>
          <table:table-cell office:value-type="currency" office:value="284787" table:style-name="ce5">
            <text:p><text:s/>£284,78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4</text:p>
          </table:table-cell>
          <table:table-cell office:value-type="string" table:style-name="ce5">
            <text:p>Merton</text:p>
          </table:table-cell>
          <table:table-cell office:value-type="currency" office:value="1359687" table:style-name="ce5">
            <text:p><text:s/>£1,359,68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2</text:p>
          </table:table-cell>
          <table:table-cell office:value-type="string" table:style-name="ce5">
            <text:p>Mid Devon</text:p>
          </table:table-cell>
          <table:table-cell office:value-type="currency" office:value="197431" table:style-name="ce5">
            <text:p><text:s/>£197,43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03</text:p>
          </table:table-cell>
          <table:table-cell office:value-type="string" table:style-name="ce5">
            <text:p>Mid Suffolk</text:p>
          </table:table-cell>
          <table:table-cell office:value-type="currency" office:value="189786" table:style-name="ce5">
            <text:p><text:s/>£189,78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8</text:p>
          </table:table-cell>
          <table:table-cell office:value-type="string" table:style-name="ce5">
            <text:p>Mid Sussex</text:p>
          </table:table-cell>
          <table:table-cell office:value-type="currency" office:value="432728" table:style-name="ce5">
            <text:p><text:s/>£432,72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2</text:p>
          </table:table-cell>
          <table:table-cell office:value-type="string" table:style-name="ce5">
            <text:p>Middlesbrough</text:p>
          </table:table-cell>
          <table:table-cell office:value-type="currency" office:value="318144" table:style-name="ce5">
            <text:p><text:s/>£318,14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2</text:p>
          </table:table-cell>
          <table:table-cell office:value-type="string" table:style-name="ce5">
            <text:p>Milton Keynes</text:p>
          </table:table-cell>
          <table:table-cell office:value-type="currency" office:value="1990412" table:style-name="ce5">
            <text:p><text:s/>£1,990,41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0</text:p>
          </table:table-cell>
          <table:table-cell office:value-type="string" table:style-name="ce5">
            <text:p>Mole Valley</text:p>
          </table:table-cell>
          <table:table-cell office:value-type="currency" office:value="282794" table:style-name="ce5">
            <text:p><text:s/>£282,7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1</text:p>
          </table:table-cell>
          <table:table-cell office:value-type="string" table:style-name="ce5">
            <text:p>New Forest</text:p>
          </table:table-cell>
          <table:table-cell office:value-type="currency" office:value="619724" table:style-name="ce5">
            <text:p><text:s/>£619,72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5</text:p>
          </table:table-cell>
          <table:table-cell office:value-type="string" table:style-name="ce5">
            <text:p>Newark and Sherwood</text:p>
          </table:table-cell>
          <table:table-cell office:value-type="currency" office:value="226279" table:style-name="ce5">
            <text:p><text:s/>£226,27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1</text:p>
          </table:table-cell>
          <table:table-cell office:value-type="string" table:style-name="ce5">
            <text:p>Newcastle upon Tyne</text:p>
          </table:table-cell>
          <table:table-cell office:value-type="currency" office:value="620514" table:style-name="ce5">
            <text:p><text:s/>£620,51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5</text:p>
          </table:table-cell>
          <table:table-cell office:value-type="string" table:style-name="ce5">
            <text:p>Newcastle-under-Lyme</text:p>
          </table:table-cell>
          <table:table-cell office:value-type="currency" office:value="183537" table:style-name="ce5">
            <text:p><text:s/>£183,5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5</text:p>
          </table:table-cell>
          <table:table-cell office:value-type="string" table:style-name="ce5">
            <text:p>Newham</text:p>
          </table:table-cell>
          <table:table-cell office:value-type="currency" office:value="11361338" table:style-name="ce5">
            <text:p><text:s/>£11,361,33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3</text:p>
          </table:table-cell>
          <table:table-cell office:value-type="string" table:style-name="ce5">
            <text:p>North Devon</text:p>
          </table:table-cell>
          <table:table-cell office:value-type="currency" office:value="396361" table:style-name="ce5">
            <text:p><text:s/>£396,36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8</text:p>
          </table:table-cell>
          <table:table-cell office:value-type="string" table:style-name="ce5">
            <text:p>North East Derbyshire</text:p>
          </table:table-cell>
          <table:table-cell office:value-type="currency" office:value="141473" table:style-name="ce5">
            <text:p><text:s/>£141,47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2</text:p>
          </table:table-cell>
          <table:table-cell office:value-type="string" table:style-name="ce5">
            <text:p>North East Lincolnshire</text:p>
          </table:table-cell>
          <table:table-cell office:value-type="currency" office:value="383867" table:style-name="ce5">
            <text:p><text:s/>£383,86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9</text:p>
          </table:table-cell>
          <table:table-cell office:value-type="string" table:style-name="ce5">
            <text:p>North Hertfordshire</text:p>
          </table:table-cell>
          <table:table-cell office:value-type="currency" office:value="339826" table:style-name="ce5">
            <text:p><text:s/>£339,82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9</text:p>
          </table:table-cell>
          <table:table-cell office:value-type="string" table:style-name="ce5">
            <text:p>North Kesteven</text:p>
          </table:table-cell>
          <table:table-cell office:value-type="currency" office:value="229746" table:style-name="ce5">
            <text:p><text:s/>£229,74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3</text:p>
          </table:table-cell>
          <table:table-cell office:value-type="string" table:style-name="ce5">
            <text:p>North Lincolnshire</text:p>
          </table:table-cell>
          <table:table-cell office:value-type="currency" office:value="344077" table:style-name="ce5">
            <text:p><text:s/>£344,07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7</text:p>
          </table:table-cell>
          <table:table-cell office:value-type="string" table:style-name="ce5">
            <text:p>North Norfolk</text:p>
          </table:table-cell>
          <table:table-cell office:value-type="currency" office:value="310183" table:style-name="ce5">
            <text:p><text:s/>£310,18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table:style-name="ce4"/>
          <table:table-cell office:value-type="string" table:style-name="ce5">
            <text:p>North Northamptonshire</text:p>
          </table:table-cell>
          <table:table-cell office:value-type="currency" office:value="994797" table:style-name="ce5">
            <text:p><text:s/>£994,79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24</text:p>
          </table:table-cell>
          <table:table-cell office:value-type="string" table:style-name="ce5">
            <text:p>North Somerset</text:p>
          </table:table-cell>
          <table:table-cell office:value-type="currency" office:value="562473" table:style-name="ce5">
            <text:p><text:s/>£562,47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2</text:p>
          </table:table-cell>
          <table:table-cell office:value-type="string" table:style-name="ce5">
            <text:p>North Tyneside</text:p>
          </table:table-cell>
          <table:table-cell office:value-type="currency" office:value="369779" table:style-name="ce5">
            <text:p><text:s/>£369,77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8</text:p>
          </table:table-cell>
          <table:table-cell office:value-type="string" table:style-name="ce5">
            <text:p>North Warwickshire</text:p>
          </table:table-cell>
          <table:table-cell office:value-type="currency" office:value="162681" table:style-name="ce5">
            <text:p><text:s/>£162,68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4</text:p>
          </table:table-cell>
          <table:table-cell office:value-type="string" table:style-name="ce5">
            <text:p>North West Leicestershire</text:p>
          </table:table-cell>
          <table:table-cell office:value-type="currency" office:value="132387" table:style-name="ce5">
            <text:p><text:s/>£132,38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7</text:p>
          </table:table-cell>
          <table:table-cell office:value-type="string" table:style-name="ce5">
            <text:p>Northumberland</text:p>
          </table:table-cell>
          <table:table-cell office:value-type="currency" office:value="491405" table:style-name="ce5">
            <text:p><text:s/>£491,40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8</text:p>
          </table:table-cell>
          <table:table-cell office:value-type="string" table:style-name="ce5">
            <text:p>Norwich</text:p>
          </table:table-cell>
          <table:table-cell office:value-type="currency" office:value="595625" table:style-name="ce5">
            <text:p><text:s/>£595,62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8</text:p>
          </table:table-cell>
          <table:table-cell office:value-type="string" table:style-name="ce5">
            <text:p>Nottingham</text:p>
          </table:table-cell>
          <table:table-cell office:value-type="currency" office:value="1296452" table:style-name="ce5">
            <text:p><text:s/>£1,296,45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9</text:p>
          </table:table-cell>
          <table:table-cell office:value-type="string" table:style-name="ce5">
            <text:p>Nuneaton and Bedworth</text:p>
          </table:table-cell>
          <table:table-cell office:value-type="currency" office:value="347692" table:style-name="ce5">
            <text:p><text:s/>£347,69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35</text:p>
          </table:table-cell>
          <table:table-cell office:value-type="string" table:style-name="ce5">
            <text:p>Oadby and Wigston</text:p>
          </table:table-cell>
          <table:table-cell office:value-type="currency" office:value="139560" table:style-name="ce5">
            <text:p><text:s/>£139,56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4</text:p>
          </table:table-cell>
          <table:table-cell office:value-type="string" table:style-name="ce5">
            <text:p>Oldham</text:p>
          </table:table-cell>
          <table:table-cell office:value-type="currency" office:value="531774" table:style-name="ce5">
            <text:p><text:s/>£531,77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8</text:p>
          </table:table-cell>
          <table:table-cell office:value-type="string" table:style-name="ce5">
            <text:p>Oxford</text:p>
          </table:table-cell>
          <table:table-cell office:value-type="currency" office:value="1067016" table:style-name="ce5">
            <text:p><text:s/>£1,067,01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2</text:p>
          </table:table-cell>
          <table:table-cell office:value-type="string" table:style-name="ce5">
            <text:p>Pendle</text:p>
          </table:table-cell>
          <table:table-cell office:value-type="currency" office:value="172887" table:style-name="ce5">
            <text:p><text:s/>£172,88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1</text:p>
          </table:table-cell>
          <table:table-cell office:value-type="string" table:style-name="ce5">
            <text:p>Peterborough</text:p>
          </table:table-cell>
          <table:table-cell office:value-type="currency" office:value="1337187" table:style-name="ce5">
            <text:p><text:s/>£1,337,18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26</text:p>
          </table:table-cell>
          <table:table-cell office:value-type="string" table:style-name="ce5">
            <text:p>Plymouth</text:p>
          </table:table-cell>
          <table:table-cell office:value-type="currency" office:value="1003893" table:style-name="ce5">
            <text:p><text:s/>£1,003,89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4</text:p>
          </table:table-cell>
          <table:table-cell office:value-type="string" table:style-name="ce5">
            <text:p>Portsmouth</text:p>
          </table:table-cell>
          <table:table-cell office:value-type="currency" office:value="1415103" table:style-name="ce5">
            <text:p><text:s/>£1,415,10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3</text:p>
          </table:table-cell>
          <table:table-cell office:value-type="string" table:style-name="ce5">
            <text:p>Preston</text:p>
          </table:table-cell>
          <table:table-cell office:value-type="currency" office:value="315746" table:style-name="ce5">
            <text:p><text:s/>£315,74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8</text:p>
          </table:table-cell>
          <table:table-cell office:value-type="string" table:style-name="ce5">
            <text:p>Reading</text:p>
          </table:table-cell>
          <table:table-cell office:value-type="currency" office:value="1534598" table:style-name="ce5">
            <text:p><text:s/>£1,534,59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6</text:p>
          </table:table-cell>
          <table:table-cell office:value-type="string" table:style-name="ce5">
            <text:p>Redbridge</text:p>
          </table:table-cell>
          <table:table-cell office:value-type="currency" office:value="5257937" table:style-name="ce5">
            <text:p><text:s/>£5,257,9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3</text:p>
          </table:table-cell>
          <table:table-cell office:value-type="string" table:style-name="ce5">
            <text:p>Redcar and Cleveland</text:p>
          </table:table-cell>
          <table:table-cell office:value-type="currency" office:value="215396" table:style-name="ce5">
            <text:p><text:s/>£215,39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36</text:p>
          </table:table-cell>
          <table:table-cell office:value-type="string" table:style-name="ce5">
            <text:p>Redditch</text:p>
          </table:table-cell>
          <table:table-cell office:value-type="currency" office:value="314926" table:style-name="ce5">
            <text:p><text:s/>£314,92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1</text:p>
          </table:table-cell>
          <table:table-cell office:value-type="string" table:style-name="ce5">
            <text:p>Reigate and Banstead</text:p>
          </table:table-cell>
          <table:table-cell office:value-type="currency" office:value="668235" table:style-name="ce5">
            <text:p><text:s/>£668,23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4</text:p>
          </table:table-cell>
          <table:table-cell office:value-type="string" table:style-name="ce5">
            <text:p>Ribble Valley</text:p>
          </table:table-cell>
          <table:table-cell office:value-type="currency" office:value="67912" table:style-name="ce5">
            <text:p><text:s/>£67,91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7</text:p>
          </table:table-cell>
          <table:table-cell office:value-type="string" table:style-name="ce5">
            <text:p>Richmond upon Thames</text:p>
          </table:table-cell>
          <table:table-cell office:value-type="currency" office:value="1415283" table:style-name="ce5">
            <text:p><text:s/>£1,415,28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66</text:p>
          </table:table-cell>
          <table:table-cell office:value-type="string" table:style-name="ce5">
            <text:p>Richmondshire</text:p>
          </table:table-cell>
          <table:table-cell office:value-type="currency" office:value="131260" table:style-name="ce5">
            <text:p><text:s/>£131,26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5</text:p>
          </table:table-cell>
          <table:table-cell office:value-type="string" table:style-name="ce5">
            <text:p>Rochdale</text:p>
          </table:table-cell>
          <table:table-cell office:value-type="currency" office:value="680771" table:style-name="ce5">
            <text:p><text:s/>£680,77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5</text:p>
          </table:table-cell>
          <table:table-cell office:value-type="string" table:style-name="ce5">
            <text:p>Rochford</text:p>
          </table:table-cell>
          <table:table-cell office:value-type="currency" office:value="279925" table:style-name="ce5">
            <text:p><text:s/>£279,92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5</text:p>
          </table:table-cell>
          <table:table-cell office:value-type="string" table:style-name="ce5">
            <text:p>Rossendale</text:p>
          </table:table-cell>
          <table:table-cell office:value-type="currency" office:value="137361" table:style-name="ce5">
            <text:p><text:s/>£137,36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4</text:p>
          </table:table-cell>
          <table:table-cell office:value-type="string" table:style-name="ce5">
            <text:p>Rother</text:p>
          </table:table-cell>
          <table:table-cell office:value-type="currency" office:value="462228" table:style-name="ce5">
            <text:p><text:s/>£462,22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8</text:p>
          </table:table-cell>
          <table:table-cell office:value-type="string" table:style-name="ce5">
            <text:p>Rotherham</text:p>
          </table:table-cell>
          <table:table-cell office:value-type="currency" office:value="555216" table:style-name="ce5">
            <text:p><text:s/>£555,21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0</text:p>
          </table:table-cell>
          <table:table-cell office:value-type="string" table:style-name="ce5">
            <text:p>Rugby</text:p>
          </table:table-cell>
          <table:table-cell office:value-type="currency" office:value="304520" table:style-name="ce5">
            <text:p><text:s/>£304,52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2</text:p>
          </table:table-cell>
          <table:table-cell office:value-type="string" table:style-name="ce5">
            <text:p>Runnymede</text:p>
          </table:table-cell>
          <table:table-cell office:value-type="currency" office:value="346706" table:style-name="ce5">
            <text:p><text:s/>£346,70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6</text:p>
          </table:table-cell>
          <table:table-cell office:value-type="string" table:style-name="ce5">
            <text:p>Rushcliffe</text:p>
          </table:table-cell>
          <table:table-cell office:value-type="currency" office:value="162182" table:style-name="ce5">
            <text:p><text:s/>£162,18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2</text:p>
          </table:table-cell>
          <table:table-cell office:value-type="string" table:style-name="ce5">
            <text:p>Rushmoor</text:p>
          </table:table-cell>
          <table:table-cell office:value-type="currency" office:value="472993" table:style-name="ce5">
            <text:p><text:s/>£472,99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7</text:p>
          </table:table-cell>
          <table:table-cell office:value-type="string" table:style-name="ce5">
            <text:p>Rutland</text:p>
          </table:table-cell>
          <table:table-cell office:value-type="currency" office:value="64128" table:style-name="ce5">
            <text:p><text:s/>£64,12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67</text:p>
          </table:table-cell>
          <table:table-cell office:value-type="string" table:style-name="ce5">
            <text:p>Ryedale</text:p>
          </table:table-cell>
          <table:table-cell office:value-type="currency" office:value="85298" table:style-name="ce5">
            <text:p><text:s/>£85,29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6</text:p>
          </table:table-cell>
          <table:table-cell office:value-type="string" table:style-name="ce5">
            <text:p>Salford</text:p>
          </table:table-cell>
          <table:table-cell office:value-type="currency" office:value="955100" table:style-name="ce5">
            <text:p><text:s/>£955,10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8</text:p>
          </table:table-cell>
          <table:table-cell office:value-type="string" table:style-name="ce5">
            <text:p>Sandwell</text:p>
          </table:table-cell>
          <table:table-cell office:value-type="currency" office:value="1171668" table:style-name="ce5">
            <text:p><text:s/>£1,171,66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68</text:p>
          </table:table-cell>
          <table:table-cell office:value-type="string" table:style-name="ce5">
            <text:p>Scarborough</text:p>
          </table:table-cell>
          <table:table-cell office:value-type="currency" office:value="418399" table:style-name="ce5">
            <text:p><text:s/>£418,39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88</text:p>
          </table:table-cell>
          <table:table-cell office:value-type="string" table:style-name="ce5">
            <text:p>Sedgemoor</text:p>
          </table:table-cell>
          <table:table-cell office:value-type="currency" office:value="367227" table:style-name="ce5">
            <text:p><text:s/>£367,22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4</text:p>
          </table:table-cell>
          <table:table-cell office:value-type="string" table:style-name="ce5">
            <text:p>Sefton</text:p>
          </table:table-cell>
          <table:table-cell office:value-type="currency" office:value="536488" table:style-name="ce5">
            <text:p><text:s/>£536,48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69</text:p>
          </table:table-cell>
          <table:table-cell office:value-type="string" table:style-name="ce5">
            <text:p>Selby</text:p>
          </table:table-cell>
          <table:table-cell office:value-type="currency" office:value="127745" table:style-name="ce5">
            <text:p><text:s/>£127,74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1</text:p>
          </table:table-cell>
          <table:table-cell office:value-type="string" table:style-name="ce5">
            <text:p>Sevenoaks</text:p>
          </table:table-cell>
          <table:table-cell office:value-type="currency" office:value="434897" table:style-name="ce5">
            <text:p><text:s/>£434,89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9</text:p>
          </table:table-cell>
          <table:table-cell office:value-type="string" table:style-name="ce5">
            <text:p>Sheffield</text:p>
          </table:table-cell>
          <table:table-cell office:value-type="currency" office:value="1349759" table:style-name="ce5">
            <text:p><text:s/>£1,349,75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1</text:p>
          </table:table-cell>
          <table:table-cell office:value-type="string" table:style-name="ce5">
            <text:p>Shropshire</text:p>
          </table:table-cell>
          <table:table-cell office:value-type="currency" office:value="678402" table:style-name="ce5">
            <text:p><text:s/>£678,40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9</text:p>
          </table:table-cell>
          <table:table-cell office:value-type="string" table:style-name="ce5">
            <text:p>Slough</text:p>
          </table:table-cell>
          <table:table-cell office:value-type="currency" office:value="979619" table:style-name="ce5">
            <text:p><text:s/>£979,61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9</text:p>
          </table:table-cell>
          <table:table-cell office:value-type="string" table:style-name="ce5">
            <text:p>Solihull</text:p>
          </table:table-cell>
          <table:table-cell office:value-type="currency" office:value="872994" table:style-name="ce5">
            <text:p><text:s/>£872,9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46</text:p>
          </table:table-cell>
          <table:table-cell office:value-type="string" table:style-name="ce5">
            <text:p>Somerset West and Taunton</text:p>
          </table:table-cell>
          <table:table-cell office:value-type="currency" office:value="443032" table:style-name="ce5">
            <text:p><text:s/>£443,03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12</text:p>
          </table:table-cell>
          <table:table-cell office:value-type="string" table:style-name="ce5">
            <text:p>South Cambridgeshire</text:p>
          </table:table-cell>
          <table:table-cell office:value-type="currency" office:value="508937" table:style-name="ce5">
            <text:p><text:s/>£508,9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9</text:p>
          </table:table-cell>
          <table:table-cell office:value-type="string" table:style-name="ce5">
            <text:p>South Derbyshire</text:p>
          </table:table-cell>
          <table:table-cell office:value-type="currency" office:value="206311" table:style-name="ce5">
            <text:p><text:s/>£206,31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25</text:p>
          </table:table-cell>
          <table:table-cell office:value-type="string" table:style-name="ce5">
            <text:p>South Gloucestershire</text:p>
          </table:table-cell>
          <table:table-cell office:value-type="currency" office:value="662217" table:style-name="ce5">
            <text:p><text:s/>£662,21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4</text:p>
          </table:table-cell>
          <table:table-cell office:value-type="string" table:style-name="ce5">
            <text:p>South Hams</text:p>
          </table:table-cell>
          <table:table-cell office:value-type="currency" office:value="169191" table:style-name="ce5">
            <text:p><text:s/>£169,19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0</text:p>
          </table:table-cell>
          <table:table-cell office:value-type="string" table:style-name="ce5">
            <text:p>South Holland</text:p>
          </table:table-cell>
          <table:table-cell office:value-type="currency" office:value="166617" table:style-name="ce5">
            <text:p><text:s/>£166,61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1</text:p>
          </table:table-cell>
          <table:table-cell office:value-type="string" table:style-name="ce5">
            <text:p>South Kesteven</text:p>
          </table:table-cell>
          <table:table-cell office:value-type="currency" office:value="335841" table:style-name="ce5">
            <text:p><text:s/>£335,84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31</text:p>
          </table:table-cell>
          <table:table-cell office:value-type="string" table:style-name="ce5">
            <text:p>South Lakeland</text:p>
          </table:table-cell>
          <table:table-cell office:value-type="currency" office:value="153936" table:style-name="ce5">
            <text:p><text:s/>£153,93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9</text:p>
          </table:table-cell>
          <table:table-cell office:value-type="string" table:style-name="ce5">
            <text:p>South Norfolk</text:p>
          </table:table-cell>
          <table:table-cell office:value-type="currency" office:value="222450" table:style-name="ce5">
            <text:p><text:s/>£222,45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79</text:p>
          </table:table-cell>
          <table:table-cell office:value-type="string" table:style-name="ce5">
            <text:p>South Oxfordshire</text:p>
          </table:table-cell>
          <table:table-cell office:value-type="currency" office:value="352124" table:style-name="ce5">
            <text:p><text:s/>£352,12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6</text:p>
          </table:table-cell>
          <table:table-cell office:value-type="string" table:style-name="ce5">
            <text:p>South Ribble</text:p>
          </table:table-cell>
          <table:table-cell office:value-type="currency" office:value="151426" table:style-name="ce5">
            <text:p><text:s/>£151,42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89</text:p>
          </table:table-cell>
          <table:table-cell office:value-type="string" table:style-name="ce5">
            <text:p>South Somerset</text:p>
          </table:table-cell>
          <table:table-cell office:value-type="currency" office:value="453479" table:style-name="ce5">
            <text:p><text:s/>£453,47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6</text:p>
          </table:table-cell>
          <table:table-cell office:value-type="string" table:style-name="ce5">
            <text:p>South Staffordshire</text:p>
          </table:table-cell>
          <table:table-cell office:value-type="currency" office:value="130863" table:style-name="ce5">
            <text:p><text:s/>£130,86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3</text:p>
          </table:table-cell>
          <table:table-cell office:value-type="string" table:style-name="ce5">
            <text:p>South Tyneside</text:p>
          </table:table-cell>
          <table:table-cell office:value-type="currency" office:value="366157" table:style-name="ce5">
            <text:p><text:s/>£366,15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5</text:p>
          </table:table-cell>
          <table:table-cell office:value-type="string" table:style-name="ce5">
            <text:p>Southampton</text:p>
          </table:table-cell>
          <table:table-cell office:value-type="currency" office:value="1289270" table:style-name="ce5">
            <text:p><text:s/>£1,289,27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3</text:p>
          </table:table-cell>
          <table:table-cell office:value-type="string" table:style-name="ce5">
            <text:p>Southend-on-Sea</text:p>
          </table:table-cell>
          <table:table-cell office:value-type="currency" office:value="663337" table:style-name="ce5">
            <text:p><text:s/>£663,3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8</text:p>
          </table:table-cell>
          <table:table-cell office:value-type="string" table:style-name="ce5">
            <text:p>Southwark</text:p>
          </table:table-cell>
          <table:table-cell office:value-type="currency" office:value="5447541" table:style-name="ce5">
            <text:p><text:s/>£5,447,54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3</text:p>
          </table:table-cell>
          <table:table-cell office:value-type="string" table:style-name="ce5">
            <text:p>Spelthorne</text:p>
          </table:table-cell>
          <table:table-cell office:value-type="currency" office:value="604513" table:style-name="ce5">
            <text:p><text:s/>£604,51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40</text:p>
          </table:table-cell>
          <table:table-cell office:value-type="string" table:style-name="ce5">
            <text:p>St Albans</text:p>
          </table:table-cell>
          <table:table-cell office:value-type="currency" office:value="487905" table:style-name="ce5">
            <text:p><text:s/>£487,90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3</text:p>
          </table:table-cell>
          <table:table-cell office:value-type="string" table:style-name="ce5">
            <text:p>St. Helens</text:p>
          </table:table-cell>
          <table:table-cell office:value-type="currency" office:value="325746" table:style-name="ce5">
            <text:p><text:s/>£325,74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7</text:p>
          </table:table-cell>
          <table:table-cell office:value-type="string" table:style-name="ce5">
            <text:p>Stafford</text:p>
          </table:table-cell>
          <table:table-cell office:value-type="currency" office:value="207437" table:style-name="ce5">
            <text:p><text:s/>£207,4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8</text:p>
          </table:table-cell>
          <table:table-cell office:value-type="string" table:style-name="ce5">
            <text:p>Staffordshire Moorlands</text:p>
          </table:table-cell>
          <table:table-cell office:value-type="currency" office:value="145057" table:style-name="ce5">
            <text:p><text:s/>£145,05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43</text:p>
          </table:table-cell>
          <table:table-cell office:value-type="string" table:style-name="ce5">
            <text:p>Stevenage</text:p>
          </table:table-cell>
          <table:table-cell office:value-type="currency" office:value="500831" table:style-name="ce5">
            <text:p><text:s/>£500,83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7</text:p>
          </table:table-cell>
          <table:table-cell office:value-type="string" table:style-name="ce5">
            <text:p>Stockport</text:p>
          </table:table-cell>
          <table:table-cell office:value-type="currency" office:value="697744" table:style-name="ce5">
            <text:p><text:s/>£697,74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4</text:p>
          </table:table-cell>
          <table:table-cell office:value-type="string" table:style-name="ce5">
            <text:p>Stockton-on-Tees</text:p>
          </table:table-cell>
          <table:table-cell office:value-type="currency" office:value="416499" table:style-name="ce5">
            <text:p><text:s/>£416,49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21</text:p>
          </table:table-cell>
          <table:table-cell office:value-type="string" table:style-name="ce5">
            <text:p>Stoke-on-Trent</text:p>
          </table:table-cell>
          <table:table-cell office:value-type="currency" office:value="785801" table:style-name="ce5">
            <text:p><text:s/>£785,80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1</text:p>
          </table:table-cell>
          <table:table-cell office:value-type="string" table:style-name="ce5">
            <text:p>Stratford-on-Avon</text:p>
          </table:table-cell>
          <table:table-cell office:value-type="currency" office:value="366216" table:style-name="ce5">
            <text:p><text:s/>£366,21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2</text:p>
          </table:table-cell>
          <table:table-cell office:value-type="string" table:style-name="ce5">
            <text:p>Stroud</text:p>
          </table:table-cell>
          <table:table-cell office:value-type="currency" office:value="209536" table:style-name="ce5">
            <text:p><text:s/>£209,53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24</text:p>
          </table:table-cell>
          <table:table-cell office:value-type="string" table:style-name="ce5">
            <text:p>Sunderland</text:p>
          </table:table-cell>
          <table:table-cell office:value-type="currency" office:value="470215" table:style-name="ce5">
            <text:p><text:s/>£470,21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4</text:p>
          </table:table-cell>
          <table:table-cell office:value-type="string" table:style-name="ce5">
            <text:p>Surrey Heath</text:p>
          </table:table-cell>
          <table:table-cell office:value-type="currency" office:value="318378" table:style-name="ce5">
            <text:p><text:s/>£318,37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29</text:p>
          </table:table-cell>
          <table:table-cell office:value-type="string" table:style-name="ce5">
            <text:p>Sutton</text:p>
          </table:table-cell>
          <table:table-cell office:value-type="currency" office:value="1756536" table:style-name="ce5">
            <text:p><text:s/>£1,756,53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3</text:p>
          </table:table-cell>
          <table:table-cell office:value-type="string" table:style-name="ce5">
            <text:p>Swale</text:p>
          </table:table-cell>
          <table:table-cell office:value-type="currency" office:value="662077" table:style-name="ce5">
            <text:p><text:s/>£662,07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0</text:p>
          </table:table-cell>
          <table:table-cell office:value-type="string" table:style-name="ce5">
            <text:p>Swindon</text:p>
          </table:table-cell>
          <table:table-cell office:value-type="currency" office:value="1923088" table:style-name="ce5">
            <text:p><text:s/>£1,923,08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8</text:p>
          </table:table-cell>
          <table:table-cell office:value-type="string" table:style-name="ce5">
            <text:p>Tameside</text:p>
          </table:table-cell>
          <table:table-cell office:value-type="currency" office:value="656372" table:style-name="ce5">
            <text:p><text:s/>£656,37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99</text:p>
          </table:table-cell>
          <table:table-cell office:value-type="string" table:style-name="ce5">
            <text:p>Tamworth</text:p>
          </table:table-cell>
          <table:table-cell office:value-type="currency" office:value="245757" table:style-name="ce5">
            <text:p><text:s/>£245,75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5</text:p>
          </table:table-cell>
          <table:table-cell office:value-type="string" table:style-name="ce5">
            <text:p>Tandridge</text:p>
          </table:table-cell>
          <table:table-cell office:value-type="currency" office:value="306994" table:style-name="ce5">
            <text:p><text:s/>£306,99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5</text:p>
          </table:table-cell>
          <table:table-cell office:value-type="string" table:style-name="ce5">
            <text:p>Teignbridge</text:p>
          </table:table-cell>
          <table:table-cell office:value-type="currency" office:value="438644" table:style-name="ce5">
            <text:p><text:s/>£438,64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20</text:p>
          </table:table-cell>
          <table:table-cell office:value-type="string" table:style-name="ce5">
            <text:p>Telford and Wrekin</text:p>
          </table:table-cell>
          <table:table-cell office:value-type="currency" office:value="374448" table:style-name="ce5">
            <text:p><text:s/>£374,44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6</text:p>
          </table:table-cell>
          <table:table-cell office:value-type="string" table:style-name="ce5">
            <text:p>Tendring</text:p>
          </table:table-cell>
          <table:table-cell office:value-type="currency" office:value="780942" table:style-name="ce5">
            <text:p><text:s/>£780,94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3</text:p>
          </table:table-cell>
          <table:table-cell office:value-type="string" table:style-name="ce5">
            <text:p>Test Valley</text:p>
          </table:table-cell>
          <table:table-cell office:value-type="currency" office:value="371626" table:style-name="ce5">
            <text:p><text:s/>£371,62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83</text:p>
          </table:table-cell>
          <table:table-cell office:value-type="string" table:style-name="ce5">
            <text:p>Tewkesbury</text:p>
          </table:table-cell>
          <table:table-cell office:value-type="currency" office:value="210890" table:style-name="ce5">
            <text:p><text:s/>£210,89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4</text:p>
          </table:table-cell>
          <table:table-cell office:value-type="string" table:style-name="ce5">
            <text:p>Thanet</text:p>
          </table:table-cell>
          <table:table-cell office:value-type="currency" office:value="862362" table:style-name="ce5">
            <text:p><text:s/>£862,36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02</text:p>
          </table:table-cell>
          <table:table-cell office:value-type="string" table:style-name="ce5">
            <text:p>Three Rivers</text:p>
          </table:table-cell>
          <table:table-cell office:value-type="currency" office:value="282037" table:style-name="ce5">
            <text:p><text:s/>£282,0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4</text:p>
          </table:table-cell>
          <table:table-cell office:value-type="string" table:style-name="ce5">
            <text:p>Thurrock</text:p>
          </table:table-cell>
          <table:table-cell office:value-type="currency" office:value="858551" table:style-name="ce5">
            <text:p><text:s/>£858,55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5</text:p>
          </table:table-cell>
          <table:table-cell office:value-type="string" table:style-name="ce5">
            <text:p>Tonbridge and Malling</text:p>
          </table:table-cell>
          <table:table-cell office:value-type="currency" office:value="382715" table:style-name="ce5">
            <text:p><text:s/>£382,71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27</text:p>
          </table:table-cell>
          <table:table-cell office:value-type="string" table:style-name="ce5">
            <text:p>Torbay</text:p>
          </table:table-cell>
          <table:table-cell office:value-type="currency" office:value="745579" table:style-name="ce5">
            <text:p><text:s/>£745,57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6</text:p>
          </table:table-cell>
          <table:table-cell office:value-type="string" table:style-name="ce5">
            <text:p>Torridge</text:p>
          </table:table-cell>
          <table:table-cell office:value-type="currency" office:value="246536" table:style-name="ce5">
            <text:p><text:s/>£246,53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30</text:p>
          </table:table-cell>
          <table:table-cell office:value-type="string" table:style-name="ce5">
            <text:p>Tower Hamlets</text:p>
          </table:table-cell>
          <table:table-cell office:value-type="currency" office:value="5851744" table:style-name="ce5">
            <text:p><text:s/>£5,851,74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09</text:p>
          </table:table-cell>
          <table:table-cell office:value-type="string" table:style-name="ce5">
            <text:p>Trafford</text:p>
          </table:table-cell>
          <table:table-cell office:value-type="currency" office:value="652793" table:style-name="ce5">
            <text:p><text:s/>£652,793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16</text:p>
          </table:table-cell>
          <table:table-cell office:value-type="string" table:style-name="ce5">
            <text:p>Tunbridge Wells</text:p>
          </table:table-cell>
          <table:table-cell office:value-type="currency" office:value="421501" table:style-name="ce5">
            <text:p><text:s/>£421,50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77</text:p>
          </table:table-cell>
          <table:table-cell office:value-type="string" table:style-name="ce5">
            <text:p>Uttlesford</text:p>
          </table:table-cell>
          <table:table-cell office:value-type="currency" office:value="187932" table:style-name="ce5">
            <text:p><text:s/>£187,93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80</text:p>
          </table:table-cell>
          <table:table-cell office:value-type="string" table:style-name="ce5">
            <text:p>Vale of White Horse</text:p>
          </table:table-cell>
          <table:table-cell office:value-type="currency" office:value="254100" table:style-name="ce5">
            <text:p><text:s/>£254,10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6</text:p>
          </table:table-cell>
          <table:table-cell office:value-type="string" table:style-name="ce5">
            <text:p>Wakefield</text:p>
          </table:table-cell>
          <table:table-cell office:value-type="currency" office:value="770757" table:style-name="ce5">
            <text:p><text:s/>£770,75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0</text:p>
          </table:table-cell>
          <table:table-cell office:value-type="string" table:style-name="ce5">
            <text:p>Walsall</text:p>
          </table:table-cell>
          <table:table-cell office:value-type="currency" office:value="828539" table:style-name="ce5">
            <text:p><text:s/>£828,53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31</text:p>
          </table:table-cell>
          <table:table-cell office:value-type="string" table:style-name="ce5">
            <text:p>Waltham Forest</text:p>
          </table:table-cell>
          <table:table-cell office:value-type="currency" office:value="5493727" table:style-name="ce5">
            <text:p><text:s/>£5,493,72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32</text:p>
          </table:table-cell>
          <table:table-cell office:value-type="string" table:style-name="ce5">
            <text:p>Wandsworth</text:p>
          </table:table-cell>
          <table:table-cell office:value-type="currency" office:value="4469975" table:style-name="ce5">
            <text:p><text:s/>£4,469,97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07</text:p>
          </table:table-cell>
          <table:table-cell office:value-type="string" table:style-name="ce5">
            <text:p>Warrington</text:p>
          </table:table-cell>
          <table:table-cell office:value-type="currency" office:value="550806" table:style-name="ce5">
            <text:p><text:s/>£550,80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2</text:p>
          </table:table-cell>
          <table:table-cell office:value-type="string" table:style-name="ce5">
            <text:p>Warwick</text:p>
          </table:table-cell>
          <table:table-cell office:value-type="currency" office:value="360256" table:style-name="ce5">
            <text:p><text:s/>£360,25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03</text:p>
          </table:table-cell>
          <table:table-cell office:value-type="string" table:style-name="ce5">
            <text:p>Watford</text:p>
          </table:table-cell>
          <table:table-cell office:value-type="currency" office:value="625936" table:style-name="ce5">
            <text:p><text:s/>£625,936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6</text:p>
          </table:table-cell>
          <table:table-cell office:value-type="string" table:style-name="ce5">
            <text:p>Waverley</text:p>
          </table:table-cell>
          <table:table-cell office:value-type="currency" office:value="603670" table:style-name="ce5">
            <text:p><text:s/>£603,67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65</text:p>
          </table:table-cell>
          <table:table-cell office:value-type="string" table:style-name="ce5">
            <text:p>Wealden</text:p>
          </table:table-cell>
          <table:table-cell office:value-type="currency" office:value="545889" table:style-name="ce5">
            <text:p><text:s/>£545,88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41</text:p>
          </table:table-cell>
          <table:table-cell office:value-type="string" table:style-name="ce5">
            <text:p>Welwyn Hatfield</text:p>
          </table:table-cell>
          <table:table-cell office:value-type="currency" office:value="491054" table:style-name="ce5">
            <text:p><text:s/>£491,05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37</text:p>
          </table:table-cell>
          <table:table-cell office:value-type="string" table:style-name="ce5">
            <text:p>West Berkshire</text:p>
          </table:table-cell>
          <table:table-cell office:value-type="currency" office:value="262534" table:style-name="ce5">
            <text:p><text:s/>£262,53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47</text:p>
          </table:table-cell>
          <table:table-cell office:value-type="string" table:style-name="ce5">
            <text:p>West Devon</text:p>
          </table:table-cell>
          <table:table-cell office:value-type="currency" office:value="174628" table:style-name="ce5">
            <text:p><text:s/>£174,62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7</text:p>
          </table:table-cell>
          <table:table-cell office:value-type="string" table:style-name="ce5">
            <text:p>West Lancashire</text:p>
          </table:table-cell>
          <table:table-cell office:value-type="currency" office:value="135368" table:style-name="ce5">
            <text:p><text:s/>£135,36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42</text:p>
          </table:table-cell>
          <table:table-cell office:value-type="string" table:style-name="ce5">
            <text:p>West Lindsey</text:p>
          </table:table-cell>
          <table:table-cell office:value-type="currency" office:value="179541" table:style-name="ce5">
            <text:p><text:s/>£179,54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table:style-name="ce4"/>
          <table:table-cell office:value-type="string" table:style-name="ce5">
            <text:p>West Northamptonshire</text:p>
          </table:table-cell>
          <table:table-cell office:value-type="currency" office:value="1358938" table:style-name="ce5">
            <text:p><text:s/>£1,358,938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81</text:p>
          </table:table-cell>
          <table:table-cell office:value-type="string" table:style-name="ce5">
            <text:p>West Oxfordshire</text:p>
          </table:table-cell>
          <table:table-cell office:value-type="currency" office:value="253329" table:style-name="ce5">
            <text:p><text:s/>£253,32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45</text:p>
          </table:table-cell>
          <table:table-cell office:value-type="string" table:style-name="ce5">
            <text:p>West Suffolk</text:p>
          </table:table-cell>
          <table:table-cell office:value-type="currency" office:value="656214" table:style-name="ce5">
            <text:p><text:s/>£656,21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9000033</text:p>
          </table:table-cell>
          <table:table-cell office:value-type="string" table:style-name="ce5">
            <text:p>Westminster</text:p>
          </table:table-cell>
          <table:table-cell office:value-type="currency" office:value="6842411" table:style-name="ce5">
            <text:p><text:s/>£6,842,411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0</text:p>
          </table:table-cell>
          <table:table-cell office:value-type="string" table:style-name="ce5">
            <text:p>Wigan</text:p>
          </table:table-cell>
          <table:table-cell office:value-type="currency" office:value="702414" table:style-name="ce5">
            <text:p><text:s/>£702,41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54</text:p>
          </table:table-cell>
          <table:table-cell office:value-type="string" table:style-name="ce5">
            <text:p>Wiltshire</text:p>
          </table:table-cell>
          <table:table-cell office:value-type="currency" office:value="1005074" table:style-name="ce5">
            <text:p><text:s/>£1,005,074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094</text:p>
          </table:table-cell>
          <table:table-cell office:value-type="string" table:style-name="ce5">
            <text:p>Winchester</text:p>
          </table:table-cell>
          <table:table-cell office:value-type="currency" office:value="300095" table:style-name="ce5">
            <text:p><text:s/>£300,09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0</text:p>
          </table:table-cell>
          <table:table-cell office:value-type="string" table:style-name="ce5">
            <text:p>Windsor and Maidenhead</text:p>
          </table:table-cell>
          <table:table-cell office:value-type="currency" office:value="1483229" table:style-name="ce5">
            <text:p><text:s/>£1,483,22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15</text:p>
          </table:table-cell>
          <table:table-cell office:value-type="string" table:style-name="ce5">
            <text:p>Wirral</text:p>
          </table:table-cell>
          <table:table-cell office:value-type="currency" office:value="513579" table:style-name="ce5">
            <text:p><text:s/>£513,579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17</text:p>
          </table:table-cell>
          <table:table-cell office:value-type="string" table:style-name="ce5">
            <text:p>Woking</text:p>
          </table:table-cell>
          <table:table-cell office:value-type="currency" office:value="395492" table:style-name="ce5">
            <text:p><text:s/>£395,49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41</text:p>
          </table:table-cell>
          <table:table-cell office:value-type="string" table:style-name="ce5">
            <text:p>Wokingham</text:p>
          </table:table-cell>
          <table:table-cell office:value-type="currency" office:value="464280" table:style-name="ce5">
            <text:p><text:s/>£464,28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8000031</text:p>
          </table:table-cell>
          <table:table-cell office:value-type="string" table:style-name="ce5">
            <text:p>Wolverhampton</text:p>
          </table:table-cell>
          <table:table-cell office:value-type="currency" office:value="886352" table:style-name="ce5">
            <text:p><text:s/>£886,35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37</text:p>
          </table:table-cell>
          <table:table-cell office:value-type="string" table:style-name="ce5">
            <text:p>Worcester</text:p>
          </table:table-cell>
          <table:table-cell office:value-type="currency" office:value="464362" table:style-name="ce5">
            <text:p><text:s/>£464,36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29</text:p>
          </table:table-cell>
          <table:table-cell office:value-type="string" table:style-name="ce5">
            <text:p>Worthing</text:p>
          </table:table-cell>
          <table:table-cell office:value-type="currency" office:value="361732" table:style-name="ce5">
            <text:p><text:s/>£361,73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38</text:p>
          </table:table-cell>
          <table:table-cell office:value-type="string" table:style-name="ce5">
            <text:p>Wychavon</text:p>
          </table:table-cell>
          <table:table-cell office:value-type="currency" office:value="354237" table:style-name="ce5">
            <text:p><text:s/>£354,237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128</text:p>
          </table:table-cell>
          <table:table-cell office:value-type="string" table:style-name="ce5">
            <text:p>Wyre</text:p>
          </table:table-cell>
          <table:table-cell office:value-type="currency" office:value="258512" table:style-name="ce5">
            <text:p><text:s/>£258,512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7000239</text:p>
          </table:table-cell>
          <table:table-cell office:value-type="string" table:style-name="ce5">
            <text:p>Wyre Forest</text:p>
          </table:table-cell>
          <table:table-cell office:value-type="currency" office:value="344305" table:style-name="ce5">
            <text:p><text:s/>£344,305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style-name="ce4">
            <text:p>E06000014</text:p>
          </table:table-cell>
          <table:table-cell office:value-type="string" table:style-name="ce5">
            <text:p>York</text:p>
          </table:table-cell>
          <table:table-cell office:value-type="currency" office:value="378290" table:style-name="ce5">
            <text:p><text:s/>£378,290<text:s/></text:p>
          </table:table-cell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number-rows-repeated="5" table:style-name="ro3">
          <table:table-cell table:number-columns-repeated="4" table:style-name="ce1"/>
          <table:table-cell table:style-name="ce6"/>
          <table:table-cell table:style-name="ce7"/>
          <table:table-cell table:number-columns-repeated="16378"/>
        </table:table-row>
        <table:table-row table:number-rows-repeated="1048260" table:style-name="ro4">
          <table:table-cell table:number-columns-repeated="16384"/>
        </table:table-row>
      </table:table>
      <table:database-ranges>
        <table:database-range table:target-range-address="HPG_allocations.A3:HPG_allocations.C311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text> </number:text>
      <number:currency-symbol number:language="en" number:country="GB">£</number:currency-symbol>
      <number:number number:decimal-places="0" number:min-decimal-places="0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number number:decimal-places="0" number:min-decimal-places="0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text>-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7P0"/>
    </number:currency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number number:decimal-places="2" number:min-decimal-places="2" number:min-integer-digits="1" number:grouping="true"/>
      <number:text> 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_32_2" style:display-name="Comma 2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/>
    <dc:description/>
    <dc:subject/>
    <meta:initial-creator>Matthew Lynch</meta:initial-creator>
    <dc:creator>Lucy Fisher</dc:creator>
    <meta:creation-date>2020-12-14T17:13:12Z</meta:creation-date>
    <dc:date>2023-07-16T14:46:07Z</dc:date>
    <meta:user-defined meta:name="ContentTypeId">0x010100944518CFE38F4645BB20D4A757CA3631</meta:user-defined>
  </office:meta>
</office:document-meta>
</file>